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consolata" svg:font-family="Inconsolata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b8402" officeooo:paragraph-rsid="001b8402"/>
    </style:style>
    <style:style style:name="P2" style:family="paragraph" style:parent-style-name="Standard" style:list-style-name="L1">
      <style:text-properties officeooo:rsid="001e32be" officeooo:paragraph-rsid="001e32be"/>
    </style:style>
    <style:style style:name="P3" style:family="paragraph" style:parent-style-name="Standard" style:list-style-name="L1">
      <style:text-properties officeooo:rsid="001e679b" officeooo:paragraph-rsid="001e679b"/>
    </style:style>
    <style:style style:name="P4" style:family="paragraph" style:parent-style-name="Standard" style:list-style-name="L1">
      <style:text-properties officeooo:rsid="00201baf" officeooo:paragraph-rsid="00201baf"/>
    </style:style>
    <style:style style:name="P5" style:family="paragraph" style:parent-style-name="Standard" style:list-style-name="L1">
      <style:text-properties officeooo:rsid="00232e4f" officeooo:paragraph-rsid="00232e4f"/>
    </style:style>
    <style:style style:name="P6" style:family="paragraph" style:parent-style-name="Standard" style:list-style-name="L1">
      <style:text-properties style:font-name="DejaVu Sans" officeooo:rsid="00278d6d" officeooo:paragraph-rsid="00278d6d"/>
    </style:style>
    <style:style style:name="P7" style:family="paragraph" style:parent-style-name="Standard" style:list-style-name="L1">
      <style:text-properties style:font-name="DejaVu Sans" officeooo:rsid="00294a84" officeooo:paragraph-rsid="00294a84"/>
    </style:style>
    <style:style style:name="P8" style:family="paragraph" style:parent-style-name="Standard" style:list-style-name="L1">
      <style:text-properties style:font-name="Inconsolata" officeooo:rsid="00294a84" officeooo:paragraph-rsid="00294a84"/>
    </style:style>
    <style:style style:name="T1" style:family="text">
      <style:text-properties officeooo:rsid="001cc3aa"/>
    </style:style>
    <style:style style:name="T2" style:family="text">
      <style:text-properties officeooo:rsid="001e679b"/>
    </style:style>
    <style:style style:name="T3" style:family="text">
      <style:text-properties officeooo:rsid="00201baf"/>
    </style:style>
    <style:style style:name="T4" style:family="text">
      <style:text-properties officeooo:rsid="002182bf"/>
    </style:style>
    <style:style style:name="T5" style:family="text">
      <style:text-properties style:font-name="Inconsolata"/>
    </style:style>
    <style:style style:name="T6" style:family="text">
      <style:text-properties style:font-name="Inconsolata" officeooo:rsid="002846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860464975610268392" text:style-name="L1">
        <text:list-item>
          <text:p text:style-name="P1">Assignment clarifications</text:p>
          <text:list>
            <text:list-item>
              <text:p text:style-name="P1">The question with the dominoes (question 2) is <text:span text:style-name="T1">meant to print dominoes using stars, but the organization of the dominoes does not matter.</text:span></text:p>
            </text:list-item>
            <text:list-item>
              <text:p text:style-name="P2">The question with the cross-shape <text:span text:style-name="T2">should be done with simple formatting, and not necessarily a lot of complex if statements.</text:span></text:p>
            </text:list-item>
          </text:list>
        </text:list-item>
        <text:list-item>
          <text:p text:style-name="P3">Writing code to print out patterns</text:p>
          <text:list>
            <text:list-item>
              <text:p text:style-name="P3">Using only single-character input statements, print out half a <text:span text:style-name="T3">5x5 </text:span>square.</text:p>
              <text:list>
                <text:list-item>
                  <text:p text:style-name="P3">We can reduce this problem to say we first want to print just a simple square. </text:p>
                  <text:list>
                    <text:list-item>
                      <text:p text:style-name="P4">This is pretty easy to do, as all we have to do is have two nested for loops which count from one to 5 <text:span text:style-name="T4">and then printing a hash in the inner for loop and a newline in the outer loop.</text:span></text:p>
                    </text:list-item>
                    <text:list-item>
                      <text:p text:style-name="P5">i.e.<text:line-break/><text:span text:style-name="T5">for i in range(5):<text:line-break/> <text:tab/>for </text:span><text:span text:style-name="T6">j</text:span><text:span text:style-name="T5"> in range(5):<text:line-break/> <text:tab/><text:tab/>print “#”<text:line-break/> <text:tab/>print “”</text:span></text:p>
                    </text:list-item>
                  </text:list>
                </text:list-item>
                <text:list-item>
                  <text:p text:style-name="P6">How do we now turn our program into one that prints the original half-a-square?</text:p>
                  <text:list>
                    <text:list-item>
                      <text:p text:style-name="P7">Well we need to change the number of times we loop in the middle.</text:p>
                    </text:list-item>
                    <text:list-item>
                      <text:p text:style-name="P8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Inconsolata" svg:font-family="Inconsolata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CA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CA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4T14:42:02.730933476</meta:creation-date>
    <meta:generator>LibreOffice/4.3.5.2.0$Linux_X86_64 LibreOffice_project/430m0$Build-2</meta:generator>
    <dc:date>2015-01-14T14:52:51.472907171</dc:date>
    <meta:editing-duration>PT10M43S</meta:editing-duration>
    <meta:editing-cycles>12</meta:editing-cycles>
    <meta:document-statistic meta:table-count="0" meta:image-count="0" meta:object-count="0" meta:page-count="1" meta:paragraph-count="11" meta:word-count="171" meta:character-count="878" meta:non-whitespace-character-count="720"/>
  </office:meta>
</office:document-meta>
</file>